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4.857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6.29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8.399cm" style:use-optimal-column-width="false"/>
    </style:style>
    <style:style style:name="co4" style:family="table-column">
      <style:table-column-properties style:column-width="8.401cm" style:use-optimal-column-width="false"/>
    </style:style>
    <style:style style:name="ro1" style:family="table-row">
      <style:table-row-properties style:row-height="1.799cm"/>
    </style:style>
    <style:style style:name="ro2" style:family="table-row">
      <style:table-row-properties style:row-height="1.807cm"/>
    </style:style>
    <style:style style:name="ro3" style:family="table-row">
      <style:table-row-properties style:row-height="1.884cm"/>
    </style:style>
    <style:style style:name="ro4" style:family="table-row">
      <style:table-row-properties style:row-height="1.89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paragraph-properties fo:text-align="center"/>
    </style:style>
    <style:style style:name="T1" style:family="text">
      <style:text-properties style:font-name="Liberation Sans1" fo:font-size="18pt" style:font-size-asian="18pt" style:font-size-complex="18pt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par permutations</text:p>
          </draw:text-box>
        </draw:frame>
        <draw:frame presentation:style-name="pr2" draw:layer="layout" svg:width="26cm" svg:height="14.857cm" svg:x="1.4cm" svg:y="4.343cm" presentation:class="subtitle" presentation:placeholder="true" presentation:user-transformed="true">
          <draw:text-box/>
        </draw:frame>
        <draw:frame draw:style-name="standard" draw:layer="layout" svg:width="25.199cm" svg:height="14.399cm" svg:x="1.8cm" svg:y="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Temps</text:p>
                <text:p text:style-name="P1">(secondes)</text:p>
              </table:table-cell>
              <table:table-cell>
                <text:p>Meilleure solution trouvée</text:p>
              </table:table-cell>
              <table:table-cell>
                <text:p>Solution exacte connue</text:p>
              </table:table-cell>
            </table:table-row>
            <table:table-row table:style-name="ro1" table:default-cell-style-name="ce1">
              <table:table-cell>
                <text:p>Instance_2_10</text:p>
              </table:table-cell>
              <table:table-cell>
                <text:p>0,001</text:p>
              </table:table-cell>
              <table:table-cell>
                <text:p>11195 (0%)</text:p>
              </table:table-cell>
              <table:table-cell>
                <text:p>11195</text:p>
              </table:table-cell>
            </table:table-row>
            <table:table-row table:style-name="ro1" table:default-cell-style-name="ce1">
              <table:table-cell>
                <text:p>Instance_2_20</text:p>
              </table:table-cell>
              <table:table-cell>
                <text:p>0,003</text:p>
              </table:table-cell>
              <table:table-cell>
                <text:p>43061 (0%)</text:p>
              </table:table-cell>
              <table:table-cell>
                <text:p>43061</text:p>
              </table:table-cell>
            </table:table-row>
            <table:table-row table:style-name="ro1" table:default-cell-style-name="ce1">
              <table:table-cell>
                <text:p>Instance_2_30</text:p>
              </table:table-cell>
              <table:table-cell>
                <text:p>0,005</text:p>
              </table:table-cell>
              <table:table-cell>
                <text:p>107429 (0,24%)</text:p>
              </table:table-cell>
              <table:table-cell>
                <text:p>107172</text:p>
              </table:table-cell>
            </table:table-row>
            <table:table-row table:style-name="ro1" table:default-cell-style-name="ce1">
              <table:table-cell>
                <text:p>Instance_5_10</text:p>
              </table:table-cell>
              <table:table-cell>
                <text:p>0,02</text:p>
              </table:table-cell>
              <table:table-cell>
                <text:p>2277 (0%)</text:p>
              </table:table-cell>
              <table:table-cell>
                <text:p>2277</text:p>
              </table:table-cell>
            </table:table-row>
            <table:table-row table:style-name="ro1" table:default-cell-style-name="ce1">
              <table:table-cell>
                <text:p>Instance_5_20</text:p>
              </table:table-cell>
              <table:table-cell>
                <text:p>0,06</text:p>
              </table:table-cell>
              <table:table-cell>
                <text:p>13621 (3,16%)</text:p>
              </table:table-cell>
              <table:table-cell>
                <text:p>13205</text:p>
              </table:table-cell>
            </table:table-row>
            <table:table-row table:style-name="ro1" table:default-cell-style-name="ce1">
              <table:table-cell>
                <text:p>Instance_10_10</text:p>
              </table:table-cell>
              <table:table-cell>
                <text:p>0.07</text:p>
              </table:table-cell>
              <table:table-cell>
                <text:p>1111 (1,90%)</text:p>
              </table:table-cell>
              <table:table-cell>
                <text:p>1090</text:p>
              </table:table-cell>
            </table:table-row>
            <table:table-row table:style-name="ro2" table:default-cell-style-name="ce1">
              <table:table-cell>
                <text:p>Instance_10_20</text:p>
              </table:table-cell>
              <table:table-cell>
                <text:p>0,07</text:p>
              </table:table-cell>
              <table:table-cell>
                <text:p>4098 <text:s/>(6,06%)</text:p>
              </table:table-cell>
              <table:table-cell>
                <text:p>385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8cm" svg:height="1.195cm" svg:x="18cm" svg:y="2.2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s grandes instances</text:p>
          </draw:text-box>
        </draw:frame>
        <draw:frame draw:style-name="standard" draw:layer="layout" svg:width="25.198cm" svg:height="15.085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 table:style-name="ce1"/>
              <table:table-cell>
                <text:p text:style-name="P1"><text:span text:style-name="T1">Temps</text:span></text:p>
                <text:p text:style-name="P1"><text:span text:style-name="T1">(secondes)</text:span></text:p>
              </table:table-cell>
              <table:table-cell>
                <text:p><text:span text:style-name="T1">Meilleure solution trouvée</text:span></text:p>
              </table:table-cell>
            </table:table-row>
            <table:table-row table:style-name="ro3" table:default-cell-style-name="ce1">
              <table:table-cell>
                <text:p>Instance_10_100</text:p>
              </table:table-cell>
              <table:table-cell>
                <text:p>0,22</text:p>
              </table:table-cell>
              <table:table-cell table:style-name="ce3">
                <text:p><text:span text:style-name="T1">158862</text:span></text:p>
              </table:table-cell>
            </table:table-row>
            <table:table-row table:style-name="ro3" table:default-cell-style-name="ce3">
              <table:table-cell table:style-name="ce1">
                <text:p>Instance_10_500</text:p>
              </table:table-cell>
              <table:table-cell>
                <text:p>2,10</text:p>
              </table:table-cell>
              <table:table-cell>
                <text:p><text:span text:style-name="T1">5111850</text:span></text:p>
              </table:table-cell>
            </table:table-row>
            <table:table-row table:style-name="ro3" table:default-cell-style-name="ce3">
              <table:table-cell table:style-name="ce1">
                <text:p>Instance_15_100</text:p>
              </table:table-cell>
              <table:table-cell>
                <text:p>0,15</text:p>
              </table:table-cell>
              <table:table-cell>
                <text:p><text:span text:style-name="T1">89018</text:span></text:p>
              </table:table-cell>
            </table:table-row>
            <table:table-row table:style-name="ro3" table:default-cell-style-name="ce1">
              <table:table-cell>
                <text:p>Instance_15_500</text:p>
              </table:table-cell>
              <table:table-cell table:style-name="ce3">
                <text:p><text:span text:style-name="T1">2,01</text:span></text:p>
              </table:table-cell>
              <table:table-cell>
                <text:p><text:span text:style-name="T1">3151025</text:span></text:p>
              </table:table-cell>
            </table:table-row>
            <table:table-row table:style-name="ro3" table:default-cell-style-name="ce3">
              <table:table-cell table:style-name="ce1">
                <text:p>Instance_20_100</text:p>
              </table:table-cell>
              <table:table-cell>
                <text:p><text:span text:style-name="T1">0.35</text:span></text:p>
              </table:table-cell>
              <table:table-cell>
                <text:p><text:span text:style-name="T1">58237</text:span></text:p>
              </table:table-cell>
            </table:table-row>
            <table:table-row table:style-name="ro3" table:default-cell-style-name="ce1">
              <table:table-cell>
                <text:p>Instance_20_500</text:p>
              </table:table-cell>
              <table:table-cell>
                <text:p>7,31</text:p>
              </table:table-cell>
              <table:table-cell table:style-name="ce3">
                <text:p><text:span text:style-name="T1">2185421</text:span></text:p>
              </table:table-cell>
            </table:table-row>
            <table:table-row table:style-name="ro4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eudo-code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3">
              <text:list-header>
                <text:p><text:span text:style-name="T2">Algorithme glouton initial(</text:span><text:span text:style-name="T3">repartition</text:span><text:span text:style-name="T2">, </text:span><text:span text:style-name="T3">resultat</text:span><text:span text:style-name="T2">)</text:span></text:p>
                <text:p><text:span text:style-name="T4">tant que</text:span> <text:span text:style-name="T5">repeat</text:span> &lt; <text:span text:style-name="T5">nombre_executions</text:span></text:p>
                <text:list>
                  <text:list-header>
                    <text:p><text:span text:style-name="T6">si</text:span><text:span text:style-name="T5"> permutations = permutations_temp </text:span></text:p>
                    <text:list>
                      <text:list-header>
                        <text:p><text:span text:style-name="T5">choisir une solution antérieure (ou permuter 2 etudiants)</text:span></text:p>
                      </text:list-header>
                    </text:list>
                    <text:p><text:span text:style-name="T5">permutations_temp ← permutations</text:span></text:p>
                    <text:p><text:span text:style-name="T4">(pour</text:span> tous les groupes triés par poids au moment <text:span text:style-name="T5">t)</text:span></text:p>
                    <text:list>
                      <text:list-header>
                        <text:p><text:span text:style-name="T4">pour</text:span><text:span text:style-name="T2"> tous les étudiants triés par poids</text:span></text:p>
                        <text:list>
                          <text:list-header>
                            <text:p><text:span text:style-name="T4">pour</text:span><text:span text:style-name="T2"> tous les groupes triés par cout d'affectation</text:span></text:p>
                            <text:list>
                              <text:list-header>
                                <text:p><text:span text:style-name="T2">resultat_temp ← permuter(etudiant, groupe)</text:span></text:p>
                                <text:p><text:span text:style-name="T4">si</text:span><text:span text:style-name="T2"> resultat_temp &lt; resultat</text:span></text:p>
                                <text:list>
                                  <text:list-header>
                                    <text:p><text:span text:style-name="T2">resultat ← resultat_temp</text:span></text:p>
                                    <text:p><text:span text:style-name="T2">permutations++</text:span>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</text:list-header>
                    </text:list>
                    <text:p><text:span text:style-name="T2">repeat++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uvelles pis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oix d'autres heuristiques</text:p>
                <text:list>
                  <text:list-item>
                    <text:p>Poids des incompatibilités d'un groupe à un moment t.</text:p>
                  </text:list-item>
                  <text:list-item>
                    <text:p>Revenir sur une ancienne bonne solution si minimum local.</text:p>
                  </text:list-item>
                  <text:list-item>
                    <text:p>Permuter k etudiants tant que k-1 etudiants ne donne aucune amélioration.</text:p>
                  </text:list-item>
                </text:list>
              </text:list-item>
              <text:list-item>
                <text:p>Amélioration de la performance des permutations</text:p>
              </text:list-item>
              <text:list-item>
                <text:p>Partir des meilleurs résultats connus et utiliser un algorithme avec une limite de tem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21:00:57.155167569</meta:creation-date>
    <dc:date>2017-03-02T08:06:43.160356977</dc:date>
    <meta:editing-duration>PT9H4M53S</meta:editing-duration>
    <meta:editing-cycles>81</meta:editing-cycles>
    <meta:generator>LibreOffice/4.2.8.2$Linux_X86_64 LibreOffice_project/420m0$Build-2</meta:generator>
    <meta:document-statistic meta:object-count="39"/>
  </office:meta>
</office:document-meta>
</file>